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3.174cm" svg:height="1.588cm" svg:x="7.86cm" svg:y="1.138cm">
          <text:p text:style-name="P1">SEQ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174cm" svg:height="1.586cm" svg:x="7.86cm" svg:y="5.264cm">
          <text:p text:style-name="P1">NEW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602cm" svg:height="2.222cm" svg:x="3.1cm" svg:y="9.23cm">
          <text:p text:style-name="P1">NUMBER</text:p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174cm" svg:height="1.588cm" svg:x="13.73cm" svg:y="9.23cm">
          <text:p text:style-name="P1">SEQ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174cm" svg:height="1.588cm" svg:x="8.494cm" svg:y="13.514cm">
          <text:p text:style-name="P1">=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174cm" svg:height="1.588cm" svg:x="19.76cm" svg:y="13.514cm">
          <text:p text:style-name="P1">FD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4.6cm" svg:height="2.698cm" svg:x="11.034cm" svg:y="17.164cm">
          <text:p text:style-name="P1">NUMBER</text:p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4.602cm" svg:height="2.698cm" svg:x="22.298cm" svg:y="17.164cm">
          <text:p text:style-name="P1">NUMBER</text:p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3.174cm" svg:height="2.698cm" svg:x="6.114cm" svg:y="17.164cm">
          <text:p text:style-name="P1">ID</text:p>
          <text:p text:style-name="P1">''a''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3.172cm" svg:height="2.698cm" svg:x="17.222cm" svg:y="17.164cm">
          <text:p text:style-name="P1">ID</text:p>
          <text:p text:style-name="P1">''a''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.447cm" svg:y1="2.726cm" svg:x2="9.447cm" svg:y2="5.264cm" draw:start-shape="id1" draw:start-glue-point="2" draw:end-shape="id2" draw:end-glue-point="0" svg:d="M9447 2726v2538" svg:viewBox="0 0 1 2539">
          <text:p/>
        </draw:connector>
        <draw:connector draw:style-name="gr2" draw:text-style-name="P1" draw:layer="layout" svg:x1="9.447cm" svg:y1="6.85cm" svg:x2="5.401cm" svg:y2="9.23cm" draw:start-shape="id2" draw:start-glue-point="2" draw:end-shape="id3" draw:end-glue-point="0" svg:d="M9447 6850v1190h-4046v1190" svg:viewBox="0 0 4047 2381">
          <text:p/>
        </draw:connector>
        <draw:connector draw:style-name="gr2" draw:text-style-name="P1" draw:layer="layout" svg:x1="9.447cm" svg:y1="6.85cm" svg:x2="15.317cm" svg:y2="9.23cm" draw:start-shape="id2" draw:start-glue-point="2" draw:end-shape="id4" draw:end-glue-point="0" svg:d="M9447 6850v1190h5870v1190" svg:viewBox="0 0 5871 2381">
          <text:p/>
        </draw:connector>
        <draw:connector draw:style-name="gr2" draw:text-style-name="P1" draw:layer="layout" svg:x1="15.317cm" svg:y1="10.818cm" svg:x2="10.081cm" svg:y2="13.514cm" draw:start-shape="id4" draw:start-glue-point="2" draw:end-shape="id5" draw:end-glue-point="0" svg:d="M15317 10818v1348h-5236v1348" svg:viewBox="0 0 5237 2697">
          <text:p/>
        </draw:connector>
        <draw:connector draw:style-name="gr2" draw:text-style-name="P1" draw:layer="layout" svg:x1="15.317cm" svg:y1="10.818cm" svg:x2="21.347cm" svg:y2="13.514cm" draw:start-shape="id4" draw:start-glue-point="2" draw:end-shape="id6" draw:end-glue-point="0" svg:d="M15317 10818v1348h6030v1348" svg:viewBox="0 0 6031 2697">
          <text:p/>
        </draw:connector>
        <draw:connector draw:style-name="gr2" draw:text-style-name="P1" draw:layer="layout" svg:x1="10.081cm" svg:y1="15.102cm" svg:x2="13.334cm" svg:y2="17.164cm" draw:start-shape="id5" draw:start-glue-point="2" draw:end-shape="id7" draw:end-glue-point="0" svg:d="M10081 15102v1031h3253v1031" svg:viewBox="0 0 3254 2063">
          <text:p/>
        </draw:connector>
        <draw:connector draw:style-name="gr2" draw:text-style-name="P1" draw:layer="layout" svg:x1="10.081cm" svg:y1="15.102cm" svg:x2="7.701cm" svg:y2="17.164cm" draw:start-shape="id5" draw:start-glue-point="2" draw:end-shape="id8" draw:end-glue-point="0" svg:d="M10081 15102v1031h-2380v1031" svg:viewBox="0 0 2381 2063">
          <text:p/>
        </draw:connector>
        <draw:connector draw:style-name="gr2" draw:text-style-name="P1" draw:layer="layout" svg:x1="21.347cm" svg:y1="15.102cm" svg:x2="24.599cm" svg:y2="17.164cm" draw:start-shape="id6" draw:start-glue-point="2" draw:end-shape="id9" svg:d="M21347 15102v1031h3252v1031" svg:viewBox="0 0 3253 2063">
          <text:p/>
        </draw:connector>
        <draw:connector draw:style-name="gr2" draw:text-style-name="P1" draw:layer="layout" svg:x1="21.347cm" svg:y1="15.102cm" svg:x2="18.808cm" svg:y2="17.164cm" draw:start-shape="id6" draw:start-glue-point="2" draw:end-shape="id10" draw:end-glue-point="0" svg:d="M21347 15102v1031h-2539v1031" svg:viewBox="0 0 2540 20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galinier </meta:initial-creator>
    <meta:creation-date>2015-05-27T15:35:16.556824053</meta:creation-date>
    <dc:date>2015-05-27T15:51:19.957168277</dc:date>
    <dc:creator>fgalinier </dc:creator>
    <meta:editing-duration>PT2M54S</meta:editing-duration>
    <meta:editing-cycles>2</meta:editing-cycles>
    <meta:generator>LibreOffice/4.2.8.2$Linux_X86_64 LibreOffice_project/420m0$Build-2</meta:generator>
    <meta:document-statistic meta:object-count="19"/>
  </office:meta>
</office:document-meta>
</file>